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ARCON PEREZ WALT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98594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N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630683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ARCON PEREZ WALT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98594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2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8/2021</text:p>
          </table:table-cell>
          <table:table-cell table:style-name="Tabla2.A2" office:value-type="string">
            <text:p text:style-name="P9">6426065</text:p>
          </table:table-cell>
          <table:table-cell table:style-name="Tabla2.A2" office:value-type="string">
            <text:p text:style-name="P9">30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HUACHIPATOS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21:35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